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Circle" draw:marker-end-width="0.1cm" draw:marker-end-center="true" draw:fill="none" draw:textarea-vertical-align="middle"/>
    </style:style>
    <style:style style:name="gr7" style:family="graphic" style:parent-style-name="objectwithoutfill">
      <style:graphic-properties svg:stroke-width="0cm" draw:marker-start="Circle" draw:marker-start-width="0.1cm" draw:marker-start-center="true" draw:marker-end="Circle" draw:marker-end-width="0.1cm" draw:marker-end-center="true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marker-start="Circle" draw:marker-start-width="0.1cm" draw:marker-start-center="true" draw:marker-end="" draw:marker-end-width="0.3cm" draw:fill="none" draw:textarea-vertical-align="middle"/>
    </style:style>
    <style:style style:name="gr9" style:family="graphic" style:parent-style-name="objectwithoutfill">
      <style:graphic-properties draw:marker-end="Small_20_Arrow" draw:marker-end-width="0.2cm" draw:marker-end-center="true" draw:fill="none" draw:textarea-vertical-align="middle"/>
    </style:style>
    <style:style style:name="gr10" style:family="graphic" style:parent-style-name="standard">
      <style:graphic-properties svg:stroke-color="#000000" draw:fill="hatch" draw:fill-color="#000000" draw:fill-hatch-name="Black_20_45_20_Degrees" draw:fill-hatch-solid="fals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6.4cm" svg:x="17.4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1.2cm" svg:x="6.7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906cm" draw:transform="rotate (1.57917390720447) translate (16.194cm 22.1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cm" svg:height="0.906cm" draw:transform="rotate (1.57917390720447) translate (16.5cm 22.10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2cm" svg:height="0.2cm" svg:x="16.661cm" svg:y="2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1.201cm" svg:height="0.5cm" draw:transform="rotate (-1.57777764380287) translate (6.7cm 2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1" draw:id="id1" draw:layer="layout" svg:width="0.5cm" svg:height="0.1cm" svg:x="17.59cm" svg:y="3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5cm" svg:height="0.1cm" svg:x="17.555cm" svg:y="10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cm" svg:height="1.2cm" svg:x="8.4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7.6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13.3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6.8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1" xml:id="id2" draw:id="id2" draw:layer="layout" svg:width="0.3cm" svg:height="0.3cm" svg:x="14.2cm" svg:y="14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xml:id="id3" draw:id="id3" draw:layer="layout" svg:width="0.3cm" svg:height="0.3cm" svg:x="11.3cm" svg:y="17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" svg:x1="17.84cm" svg:y1="3.693cm" svg:x2="14.456cm" svg:y2="14.144cm" draw:start-shape="id1" draw:start-glue-point="8" draw:end-shape="id2" draw:end-glue-point="11" svg:d="m17840 3693-3384 10451">
          <text:p/>
        </draw:connector>
        <draw:connector draw:style-name="gr6" draw:text-style-name="P1" draw:layer="layout" draw:type="line" svg:x1="14.244cm" svg:y1="14.356cm" svg:x2="11.556cm" svg:y2="17.144cm" draw:start-shape="id2" draw:start-glue-point="7" draw:end-shape="id3" draw:end-glue-point="11" svg:d="m14244 14356-2688 2788">
          <text:p/>
        </draw:connector>
        <draw:custom-shape draw:style-name="gr3" draw:text-style-name="P1" xml:id="id5" draw:id="id5" draw:layer="layout" svg:width="0.3cm" svg:height="0.6cm" svg:x="15.9cm" svg:y="21.8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1" draw:layer="layout" draw:type="line" svg:x1="8.75cm" svg:y1="22.7cm" svg:x2="16.05cm" svg:y2="22.4cm" draw:start-shape="id4" draw:start-glue-point="0" draw:end-shape="id5" draw:end-glue-point="0" svg:d="m8750 22700 7300-300">
          <text:p/>
        </draw:connector>
        <draw:line draw:style-name="gr8" draw:text-style-name="P1" draw:layer="layout" svg:x1="8.9cm" svg:y1="22.1cm" svg:x2="11.4cm" svg:y2="17.3cm">
          <text:p/>
        </draw:line>
        <draw:line draw:style-name="gr8" draw:text-style-name="P1" draw:layer="layout" svg:x1="12.5cm" svg:y1="22.5cm" svg:x2="11.4cm" svg:y2="17.3cm">
          <text:p/>
        </draw:line>
        <draw:connector draw:style-name="gr9" draw:text-style-name="P1" draw:layer="layout" draw:type="line" svg:x1="14.244cm" svg:y1="14.356cm" svg:x2="14.739cm" svg:y2="20.425cm" draw:start-shape="id2" draw:start-glue-point="7" svg:d="m14244 14356 495 6069">
          <text:p/>
        </draw:connector>
        <draw:custom-shape draw:style-name="gr10" draw:text-style-name="P1" xml:id="id6" draw:id="id6" draw:layer="layout" svg:width="0.5cm" svg:height="0.2cm" svg:x="14.7cm" svg:y="20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2cm" svg:height="0.9cm" svg:x="12.7cm" svg:y="15cm">
          <text:p text:style-name="P2"><text:span text:style-name="T1">2 petits coinceurs</text:span></text:p>
          <draw:enhanced-geometry svg:viewBox="0 0 21600 21600" draw:text-areas="800 800 20800 20800" draw:mirror-horizontal="false" draw:mirror-vertical="false" draw:type="round-rectangular-callout" draw:modifiers="12026.2794572721 135449.50055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1" draw:layer="layout" draw:type="curve" svg:x1="15.2cm" svg:y1="20.8cm" svg:x2="16.316cm" svg:y2="20.407cm" draw:start-shape="id6" draw:start-glue-point="1" svg:d="m15200 20800c1213 0 656-393 1116-393">
          <text:p/>
        </draw:connector>
        <draw:custom-shape draw:style-name="gr11" draw:text-style-name="P3" draw:layer="layout" svg:width="13.2cm" svg:height="1.2cm" svg:x="1.3cm" svg:y="24.3cm">
          <text:p text:style-name="P2"><text:span text:style-name="T1">Ligne pour déterminer points fix. avant montage définitif</text:span></text:p>
          <draw:enhanced-geometry svg:viewBox="0 0 21600 21600" draw:text-areas="800 800 20800 20800" draw:mirror-horizontal="false" draw:mirror-vertical="false" draw:type="round-rectangular-callout" draw:modifiers="15912.4308764488 -30088.9258950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7cm" svg:height="1.4cm" svg:x="3.9cm" svg:y="14.1cm">
          <text:p text:style-name="P2"><text:span text:style-name="T1">Points au bout des traits</text:span><text:span text:style-name="T1"><text:line-break/></text:span><text:span text:style-name="T1"> = fixation / noeuds</text:span></text:p>
          <draw:enhanced-geometry svg:viewBox="0 0 21600 21600" draw:text-areas="800 800 20800 20800" draw:type="round-rectangular-callout" draw:modifiers="28548.6756709349 44726.3383297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3" draw:layer="layout" draw:type="curve" svg:x1="17.628cm" svg:y1="10.327cm" svg:x2="16.164cm" svg:y2="9.671cm" draw:start-shape="id7" draw:start-glue-point="5" svg:d="m17628 10327c0-877-1464-550-1464-656">
          <text:p/>
        </draw:connector>
        <draw:custom-shape draw:style-name="gr14" draw:text-style-name="P3" draw:layer="layout" svg:width="0.4cm" svg:height="0.2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cm" svg:height="1.5cm" svg:x="10.5cm" svg:y="6.5cm">
          <text:p text:style-name="P3">Elastique de rappel<text:line-break/>pour écarter du mat</text:p>
          <draw:enhanced-geometry svg:viewBox="0 0 21600 21600" draw:text-areas="800 800 20800 20800" draw:type="round-rectangular-callout" draw:modifiers="29029.7383535418 45416.1225849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5:01:59.96</meta:creation-date>
    <dc:date>2014-08-28T16:06:47.93</dc:date>
    <meta:editing-duration>PT39M19S</meta:editing-duration>
    <meta:editing-cycles>11</meta:editing-cycles>
    <meta:generator>LibreOffice/3.5$Windows_x86 LibreOffice_project/7122e39-92ed229-498d286-15e43b4-d70da21</meta:generator>
    <meta:document-statistic meta:object-count="29"/>
  </office:meta>
</office:document-meta>
</file>